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15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4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2"/>
        <table:table-column table:style-name="co9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Road and services</text:p>
          </table:table-cell>
          <table:table-cell office:value-type="string" calcext:value-type="string">
            <text:p>Auto-feed 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wer/min upkeep</text:p>
          </table:table-cell>
          <table:table-cell table:style-name="Default" office:value-type="string" calcext:value-type="string">
            <text:p>Power/max</text:p>
          </table:table-cell>
          <table:table-cell table:style-name="Default" office:value-type="string" calcext:value-type="string">
            <text:p>Power/auto+max</text:p>
          </table:table-cell>
          <table:table-cell table:style-name="Default" office:value-type="string" calcext:value-type="string">
            <text:p>Power/space</text:p>
          </table:table-cell>
        </table:table-row>
        <table:table-row table:style-name="ro1"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s</text:p>
          </table:table-cell>
          <table:table-cell table:formula="of:=[.E2]/([.A2]+[.C2])" office:value-type="float" office:value="0.694444444444444" calcext:value-type="float">
            <text:p>0.7</text:p>
          </table:table-cell>
          <table:table-cell table:formula="of:=[.E2]/([.B2]+[.C2])" office:value-type="float" office:value="0.694444444444444" calcext:value-type="float">
            <text:p>0.7</text:p>
          </table:table-cell>
          <table:table-cell table:formula="of:=[.E2]/([.B2]+[.C2]+[.D2])" office:value-type="float" office:value="0.694444444444444" calcext:value-type="float">
            <text:p>0.7</text:p>
          </table:table-cell>
          <table:table-cell table:style-name="Default" office:value-type="string" calcext:value-type="string">
            <text:p>Infinit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table:formula="of:=[.E3]/([.A3]+[.C3])" office:value-type="float" office:value="1.66666666666667" calcext:value-type="float">
            <text:p>1.7</text:p>
          </table:table-cell>
          <table:table-cell table:formula="of:=[.E3]/([.B3]+[.C3])" office:value-type="float" office:value="1.66666666666667" calcext:value-type="float">
            <text:p>1.7</text:p>
          </table:table-cell>
          <table:table-cell table:formula="of:=[.E3]/([.B3]+[.C3]+[.D3])" office:value-type="float" office:value="1.66666666666667" calcext:value-type="float">
            <text:p>1.7</text:p>
          </table:table-cell>
          <table:table-cell table:formula="of:=[.E3]/[.F3]" office:value-type="float" office:value="20" calcext:value-type="float">
            <text:p>20.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</text:p>
          </table:table-cell>
          <table:table-cell table:formula="of:=[.E4]/([.A4]+[.C4])" office:value-type="float" office:value="2.29166666666667" calcext:value-type="float">
            <text:p>2.3</text:p>
          </table:table-cell>
          <table:table-cell table:formula="of:=[.E4]/([.B4]+[.C4])" office:value-type="float" office:value="2.29166666666667" calcext:value-type="float">
            <text:p>2.3</text:p>
          </table:table-cell>
          <table:table-cell table:formula="of:=[.E4]/([.B4]+[.C4]+[.D4])" office:value-type="float" office:value="2.29166666666667" calcext:value-type="float">
            <text:p>2.3</text:p>
          </table:table-cell>
          <table:table-cell table:formula="of:=[.E4]/[.F4]" office:value-type="float" office:value="24.4444444444444" calcext:value-type="float">
            <text:p>24.4</text:p>
          </table:table-cell>
        </table:table-row>
        <table:table-row table:style-name="ro1">
          <table:table-cell table:formula="of:=28+4*4" office:value-type="float" office:value="44" calcext:value-type="float">
            <text:p>44</text:p>
          </table:table-cell>
          <table:table-cell table:formula="of:=28+4*5" office:value-type="float" office:value="48" calcext:value-type="float">
            <text:p>48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l</text:p>
          </table:table-cell>
          <table:table-cell table:formula="of:=[.E5]/([.A5]+[.C5])" office:value-type="float" office:value="4.73484848484849" calcext:value-type="float">
            <text:p>4.7</text:p>
          </table:table-cell>
          <table:table-cell table:formula="of:=[.E5]/([.B5]+[.C5])" office:value-type="float" office:value="4.40140845070423" calcext:value-type="float">
            <text:p>4.4</text:p>
          </table:table-cell>
          <table:table-cell table:formula="of:=[.E5]/([.B5]+[.C5]+[.D5])" office:value-type="float" office:value="3.98089171974522" calcext:value-type="float">
            <text:p>4.0</text:p>
          </table:table-cell>
          <table:table-cell table:formula="of:=[.E5]/[.F5]" office:value-type="float" office:value="27.7777777777778" calcext:value-type="float">
            <text:p>27.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thermal</text:p>
          </table:table-cell>
          <table:table-cell table:formula="of:=[.E6]/([.A6]+[.C6])" office:value-type="float" office:value="3.25520833333333" calcext:value-type="float">
            <text:p>3.3</text:p>
          </table:table-cell>
          <table:table-cell table:formula="of:=[.E6]/([.B6]+[.C6])" office:value-type="float" office:value="3.25520833333333" calcext:value-type="float">
            <text:p>3.3</text:p>
          </table:table-cell>
          <table:table-cell table:formula="of:=[.E6]/([.B6]+[.C6]+[.D6])" office:value-type="float" office:value="3.25520833333333" calcext:value-type="float">
            <text:p>3.3</text:p>
          </table:table-cell>
          <table:table-cell table:formula="of:=[.E6]/[.F6]" office:value-type="float" office:value="27.7777777777778" calcext:value-type="float">
            <text:p>27.8</text:p>
          </table:table-cell>
        </table:table-row>
        <table:table-row table:style-name="ro1">
          <table:table-cell table:formula="of:=40+4*3" office:value-type="float" office:value="52" calcext:value-type="float">
            <text:p>52</text:p>
          </table:table-cell>
          <table:table-cell table:formula="of:=40+4*3"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l</text:p>
          </table:table-cell>
          <table:table-cell table:formula="of:=[.E7]/([.A7]+[.C7])" office:value-type="float" office:value="4.93421052631579" calcext:value-type="float">
            <text:p>4.9</text:p>
          </table:table-cell>
          <table:table-cell table:formula="of:=[.E7]/([.B7]+[.C7])" office:value-type="float" office:value="4.93421052631579" calcext:value-type="float">
            <text:p>4.9</text:p>
          </table:table-cell>
          <table:table-cell table:formula="of:=[.E7]/([.B7]+[.C7]+[.D7])" office:value-type="float" office:value="4.49101796407186" calcext:value-type="float">
            <text:p>4.5</text:p>
          </table:table-cell>
          <table:table-cell table:formula="of:=[.E7]/[.F7]" office:value-type="float" office:value="33.3333333333333" calcext:value-type="float">
            <text:p>33.3</text:p>
          </table:table-cell>
        </table:table-row>
        <table:table-row table:style-name="ro1">
          <table:table-cell table:formula="of:=60+4*8" office:value-type="float" office:value="92" calcext:value-type="float">
            <text:p>92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clear</text:p>
          </table:table-cell>
          <table:table-cell table:formula="of:=[.E8]/([.A8]+[.C8])" office:value-type="float" office:value="6.4484126984127" calcext:value-type="float">
            <text:p>6.4</text:p>
          </table:table-cell>
          <table:table-cell table:formula="of:=[.E8]/([.B8]+[.C8])" office:value-type="float" office:value="5.76241134751773" calcext:value-type="float">
            <text:p>5.8</text:p>
          </table:table-cell>
          <table:table-cell table:formula="of:=[.E8]/([.B8]+[.C8]+[.D8])" office:value-type="float" office:value="5.29315960912052" calcext:value-type="float">
            <text:p>5.3</text:p>
          </table:table-cell>
          <table:table-cell table:formula="of:=[.E8]/[.F8]" office:value-type="float" office:value="72.2222222222222" calcext:value-type="float">
            <text:p>72.2</text:p>
          </table:table-cell>
        </table:table-row>
        <table:table-row table:style-name="ro1"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sion</text:p>
          </table:table-cell>
          <table:table-cell table:formula="of:=[.E9]/([.A9]+[.C9])" office:value-type="float" office:value="5.65610859728507" calcext:value-type="float">
            <text:p>5.7</text:p>
          </table:table-cell>
          <table:table-cell table:formula="of:=[.E9]/([.B9]+[.C9])" office:value-type="float" office:value="5.29661016949153" calcext:value-type="float">
            <text:p>5.3</text:p>
          </table:table-cell>
          <table:table-cell table:formula="of:=[.E9]/([.B9]+[.C9]+[.D9])" office:value-type="float" office:value="5.08130081300813" calcext:value-type="float">
            <text:p>5.1</text:p>
          </table:table-cell>
          <table:table-cell table:formula="of:=[.E9]/[.F9]" office:value-type="float" office:value="111.111111111111" calcext:value-type="float">
            <text:p>111.1</text:p>
          </table:table-cell>
        </table:table-row>
        <calcext:conditional-formats>
          <calcext:conditional-format calcext:target-range-address="Sheet1.J2:Sheet1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I2:Sheet1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Department of Energy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Ticks</text:p>
          </table:table-cell>
          <table:table-cell/>
          <table:table-cell office:value-type="string" calcext:value-type="string">
            <text:p>Duration factor for each percen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rget for first percent bonus: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Add days</text:p>
          </table:table-cell>
          <table:table-cell table:style-name="ce9" office:value-type="string" calcext:value-type="string">
            <text:p>Cumulative</text:p>
          </table:table-cell>
          <table:table-cell table:style-name="ce9" office:value-type="string" calcext:value-type="string">
            <text:p>Ticks</text:p>
          </table:table-cell>
          <table:table-cell table:style-name="ce9" office:value-type="string" calcext:value-type="string">
            <text:p>Months</text:p>
          </table:table-cell>
          <table:table-cell table:style-name="ce9" office:value-type="string" calcext:value-type="string">
            <text:p>Years</text:p>
          </table:table-cell>
          <table:table-cell table:style-name="ce9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5]*4" office:value-type="float" office:value="240" calcext:value-type="float">
            <text:p>240</text:p>
          </table:table-cell>
          <table:table-cell table:style-name="ce4" table:formula="of:=[.C5]/30.437" office:value-type="float" office:value="1.97128494923941" calcext:value-type="float">
            <text:p>2.0</text:p>
          </table:table-cell>
          <table:table-cell table:style-name="ce10" table:formula="of:=[.E5]/12" office:value-type="float" office:value="0.164273745769951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2" office:value-type="float" office:value="120" calcext:value-type="float">
            <text:p>120</text:p>
          </table:table-cell>
          <table:table-cell table:formula="of:=[.C5]+[.B6]" office:value-type="float" office:value="180" calcext:value-type="float">
            <text:p>180</text:p>
          </table:table-cell>
          <table:table-cell table:formula="of:=[.C6]*4" office:value-type="float" office:value="720" calcext:value-type="float">
            <text:p>720</text:p>
          </table:table-cell>
          <table:table-cell table:style-name="ce4" table:formula="of:=[.C6]/30.437" office:value-type="float" office:value="5.91385484771824" calcext:value-type="float">
            <text:p>5.9</text:p>
          </table:table-cell>
          <table:table-cell table:style-name="ce10" table:formula="of:=[.E6]/12" office:value-type="float" office:value="0.492821237309853" calcext:value-type="float">
            <text:p>0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*2" office:value-type="float" office:value="240" calcext:value-type="float">
            <text:p>240</text:p>
          </table:table-cell>
          <table:table-cell table:formula="of:=[.C6]+[.B7]" office:value-type="float" office:value="420" calcext:value-type="float">
            <text:p>420</text:p>
          </table:table-cell>
          <table:table-cell table:formula="of:=[.C7]*4" office:value-type="float" office:value="1680" calcext:value-type="float">
            <text:p>1680</text:p>
          </table:table-cell>
          <table:table-cell table:style-name="ce4" table:formula="of:=[.C7]/30.437" office:value-type="float" office:value="13.7989946446759" calcext:value-type="float">
            <text:p>13.8</text:p>
          </table:table-cell>
          <table:table-cell table:style-name="ce10" table:formula="of:=[.E7]/12" office:value-type="float" office:value="1.14991622038966" calcext:value-type="float">
            <text:p>1.15</text:p>
          </table:table-cell>
          <table:table-cell office:value-type="string" calcext:value-type="string">
            <text:p>Probably about the time most people would quit playing :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2" office:value-type="float" office:value="480" calcext:value-type="float">
            <text:p>480</text:p>
          </table:table-cell>
          <table:table-cell table:formula="of:=[.C7]+[.B8]" office:value-type="float" office:value="900" calcext:value-type="float">
            <text:p>900</text:p>
          </table:table-cell>
          <table:table-cell table:formula="of:=[.C8]*4" office:value-type="float" office:value="3600" calcext:value-type="float">
            <text:p>3600</text:p>
          </table:table-cell>
          <table:table-cell table:style-name="ce4" table:formula="of:=[.C8]/30.437" office:value-type="float" office:value="29.5692742385912" calcext:value-type="float">
            <text:p>29.6</text:p>
          </table:table-cell>
          <table:table-cell table:style-name="ce10" table:formula="of:=[.E8]/12" office:value-type="float" office:value="2.46410618654927" calcext:value-type="float">
            <text:p>2.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*2" office:value-type="float" office:value="960" calcext:value-type="float">
            <text:p>960</text:p>
          </table:table-cell>
          <table:table-cell table:formula="of:=[.C8]+[.B9]" office:value-type="float" office:value="1860" calcext:value-type="float">
            <text:p>1860</text:p>
          </table:table-cell>
          <table:table-cell table:formula="of:=[.C9]*4" office:value-type="float" office:value="7440" calcext:value-type="float">
            <text:p>7440</text:p>
          </table:table-cell>
          <table:table-cell table:style-name="ce4" table:formula="of:=[.C9]/30.437" office:value-type="float" office:value="61.1098334264218" calcext:value-type="float">
            <text:p>61.1</text:p>
          </table:table-cell>
          <table:table-cell table:style-name="ce10" table:formula="of:=[.E9]/12" office:value-type="float" office:value="5.09248611886848" calcext:value-type="float">
            <text:p>5.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*2" office:value-type="float" office:value="1920" calcext:value-type="float">
            <text:p>1920</text:p>
          </table:table-cell>
          <table:table-cell table:formula="of:=[.C9]+[.B10]" office:value-type="float" office:value="3780" calcext:value-type="float">
            <text:p>3780</text:p>
          </table:table-cell>
          <table:table-cell table:formula="of:=[.C10]*4" office:value-type="float" office:value="15120" calcext:value-type="float">
            <text:p>15120</text:p>
          </table:table-cell>
          <table:table-cell table:style-name="ce4" table:formula="of:=[.C10]/30.437" office:value-type="float" office:value="124.190951802083" calcext:value-type="float">
            <text:p>124.2</text:p>
          </table:table-cell>
          <table:table-cell table:style-name="ce10" table:formula="of:=[.E10]/12" office:value-type="float" office:value="10.3492459835069" calcext:value-type="float">
            <text:p>10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*2" office:value-type="float" office:value="3840" calcext:value-type="float">
            <text:p>3840</text:p>
          </table:table-cell>
          <table:table-cell table:formula="of:=[.C10]+[.B11]" office:value-type="float" office:value="7620" calcext:value-type="float">
            <text:p>7620</text:p>
          </table:table-cell>
          <table:table-cell table:formula="of:=[.C11]*4" office:value-type="float" office:value="30480" calcext:value-type="float">
            <text:p>30480</text:p>
          </table:table-cell>
          <table:table-cell table:style-name="ce4" table:formula="of:=[.C11]/30.437" office:value-type="float" office:value="250.353188553405" calcext:value-type="float">
            <text:p>250.4</text:p>
          </table:table-cell>
          <table:table-cell table:style-name="ce10" table:formula="of:=[.E11]/12" office:value-type="float" office:value="20.8627657127838" calcext:value-type="float">
            <text:p>20.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Formula version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icks</text:p>
          </table:table-cell>
          <table:table-cell table:style-name="ce9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table:formula="of:=LOG([.A15]/240 + 1) / LOG(2) / 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LOG([.A16]/240 + 1) / LOG(2)" office:value-type="float" office:value="0.058893689053568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table:formula="of:=LOG([.A17]/240 + 1) / LOG(2)" office:value-type="float" office:value="0.273018494406416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table:formula="of:=LOG([.A18]/240 + 1) / LOG(2)" office:value-type="float" office:value="0.502500340529183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0" table:formula="of:=LOG([.A19]/240 + 1) / LOG(2)" office:value-type="float" office:value="0.874469117916141" calcext:value-type="float">
            <text:p>0.87</text:p>
          </table:table-cell>
          <table:table-cell table:number-columns-repeated="5"/>
        </table:table-row>
        <table:table-row table:style-name="ro1">
          <table:table-cell table:style-name="ce9" office:value-type="float" office:value="240" calcext:value-type="float">
            <text:p>240</text:p>
          </table:table-cell>
          <table:table-cell table:style-name="ce11" table:formula="of:=LOG([.A20]/240 + 1) / LOG(2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0" table:formula="of:=LOG([.A21]/240 + 1) / LOG(2)" office:value-type="float" office:value="1.16992500144231" calcext:value-type="float">
            <text:p>1.1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0" table:formula="of:=LOG([.A22]/240 + 1) / LOG(2)" office:value-type="float" office:value="1.41503749927884" calcext:value-type="float">
            <text:p>1.4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0" table:formula="of:=LOG([.A23]/240 + 1) / LOG(2)" office:value-type="float" office:value="1.71881824745595" calcext:value-type="float">
            <text:p>1.72</text:p>
          </table:table-cell>
          <table:table-cell table:number-columns-repeated="5"/>
        </table:table-row>
        <table:table-row table:style-name="ro1">
          <table:table-cell table:style-name="ce9" office:value-type="float" office:value="720" calcext:value-type="float">
            <text:p>720</text:p>
          </table:table-cell>
          <table:table-cell table:style-name="ce11" table:formula="of:=LOG([.A24]/240 + 1) / LOG(2)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0" table:formula="of:=LOG([.A25]/240 + 1) / LOG(2)" office:value-type="float" office:value="2.24792751344359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0" table:formula="of:=LOG([.A26]/240 + 1) / LOG(2)" office:value-type="float" office:value="2.48112668973662" calcext:value-type="float">
            <text:p>2.48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0" table:formula="of:=LOG([.A27]/240 + 1) / LOG(2)" office:value-type="float" office:value="2.7279204545632" calcext:value-type="float">
            <text:p>2.73</text:p>
          </table:table-cell>
          <table:table-cell table:number-columns-repeated="5"/>
        </table:table-row>
        <table:table-row table:style-name="ro1">
          <table:table-cell table:style-name="ce9" office:value-type="float" office:value="1680" calcext:value-type="float">
            <text:p>1680</text:p>
          </table:table-cell>
          <table:table-cell table:style-name="ce11" table:formula="of:=LOG([.A28]/240 + 1) / LOG(2)" office:value-type="float" office:value="3" calcext:value-type="float">
            <text:p>3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1:20:23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26T10:11:24.595000000</meta:creation-date>
    <dc:date>2024-11-23T12:33:37.584000000</dc:date>
    <dc:creator>DeProgrammer </dc:creator>
    <meta:editing-duration>PT1H2M11S</meta:editing-duration>
    <meta:editing-cycles>4</meta:editing-cycles>
    <meta:generator>LibreOffice/6.3.3.2$Windows_X86_64 LibreOffice_project/a64200df03143b798afd1ec74a12ab50359878ed</meta:generator>
    <meta:document-statistic meta:table-count="2" meta:cell-count="188" meta:object-count="0"/>
  </office:meta>
</office:document-meta>
</file>